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paragraph-rsid="001198a2" style:font-weight-asian="bold" style:font-weight-complex="bold"/>
    </style:style>
    <style:style style:name="P6" style:family="paragraph" style:parent-style-name="Preformatted_20_Text">
      <style:text-properties fo:font-weight="normal" style:font-weight-asian="normal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  <style:text-properties fo:font-size="7pt" fo:font-weight="bold" officeooo:paragraph-rsid="001198a2" style:font-size-asian="7pt" style:font-weight-asian="bold" style:font-size-complex="7pt" style:font-weight-complex="bold"/>
    </style:style>
    <style:style style:name="P9" style:family="paragraph" style:parent-style-name="Preformatted_20_Text">
      <style:paragraph-properties fo:text-align="center" style:justify-single-word="false"/>
    </style:style>
    <style:style style:name="P10" style:family="paragraph" style:parent-style-name="Preformatted_20_Text">
      <style:text-properties officeooo:paragraph-rsid="0014b787"/>
    </style:style>
    <style:style style:name="P11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2" style:family="paragraph" style:parent-style-name="Preformatted_20_Text">
      <style:text-properties officeooo:paragraph-rsid="0028b8a0"/>
    </style:style>
    <style:style style:name="P13" style:family="paragraph" style:parent-style-name="Preformatted_20_Text">
      <style:text-properties officeooo:paragraph-rsid="00316c51"/>
    </style:style>
    <style:style style:name="P14" style:family="paragraph" style:parent-style-name="Preformatted_20_Text">
      <style:text-properties officeooo:rsid="0047394e" officeooo:paragraph-rsid="0047394e"/>
    </style:style>
    <style:style style:name="P15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e60a" style:font-weight-asian="normal" style:font-weight-complex="normal"/>
    </style:style>
    <style:style style:name="T3" style:family="text">
      <style:text-properties fo:font-weight="normal" officeooo:rsid="0028b8a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e60a" style:font-weight-asian="bold" style:font-weight-complex="bold"/>
    </style:style>
    <style:style style:name="T6" style:family="text">
      <style:text-properties fo:font-weight="bold" officeooo:rsid="0028b8a0" style:font-weight-asian="bold" style:font-weight-complex="bold"/>
    </style:style>
    <style:style style:name="T7" style:family="text">
      <style:text-properties fo:font-weight="bold" officeooo:rsid="0029f66c" style:font-weight-asian="bold" style:font-weight-complex="bold"/>
    </style:style>
    <style:style style:name="T8" style:family="text">
      <style:text-properties fo:font-weight="bold" officeooo:rsid="002eb5a0" style:font-weight-asian="bold" style:font-weight-complex="bold"/>
    </style:style>
    <style:style style:name="T9" style:family="text">
      <style:text-properties fo:font-weight="bold" officeooo:rsid="004bd810" style:font-weight-asian="bold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officeooo:rsid="001a69fb"/>
    </style:style>
    <style:style style:name="T13" style:family="text">
      <style:text-properties officeooo:rsid="001d3769"/>
    </style:style>
    <style:style style:name="T14" style:family="text">
      <style:text-properties officeooo:rsid="0022e60a"/>
    </style:style>
    <style:style style:name="T15" style:family="text">
      <style:text-properties officeooo:rsid="0029f66c"/>
    </style:style>
    <style:style style:name="T16" style:family="text">
      <style:text-properties officeooo:rsid="002b749d"/>
    </style:style>
    <style:style style:name="T17" style:family="text">
      <style:text-properties officeooo:rsid="002eb5a0"/>
    </style:style>
    <style:style style:name="T18" style:family="text">
      <style:text-properties officeooo:rsid="00331451"/>
    </style:style>
    <style:style style:name="T19" style:family="text">
      <style:text-properties officeooo:rsid="00426e3f"/>
    </style:style>
    <style:style style:name="T20" style:family="text">
      <style:text-properties officeooo:rsid="004bd810"/>
    </style:style>
    <style:style style:name="T21" style:family="text">
      <style:text-properties officeooo:rsid="00509103"/>
    </style:style>
    <style:style style:name="T22" style:family="text">
      <style:text-properties officeooo:rsid="00540343"/>
    </style:style>
    <style:style style:name="T23" style:family="text">
      <style:text-properties officeooo:rsid="005762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Dvorak² no-dead-keys <text:s/>₍₁₂ ₁₂ ₁₂ ₈₎</text:h>
      <text:p text:style-name="P9"><text:span text:style-name="T11">_LTR</text:span><text:span text:style-name="T10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<text:span text:style-name="T20">S</text:span>ht<text:span text:style-name="T18">+_PAD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15">+_FUN</text:span></text:p>
      <text:p text:style-name="P6">------------------------------------------------------------------</text:p>
      <text:p text:style-name="P1">Left+LAlt Del+_ACC _NSY <text:s/>Enter+_MOV<text:span text:style-name="T1">|</text:span> Space _NSY <text:s text:c="2"/><text:span text:style-name="T17">LGUI</text:span> <text:s/>Right+_DRA</text:p>
      <text:p text:style-name="P14">##################################################################################</text:p>
      <text:p text:style-name="P7"><text:span text:style-name="T4">_NSY</text:span> (Numbers and SYmbols)</text:p>
      <text:p text:style-name="Preformatted_20_Text"><text:span text:style-name="T4">BASE <text:s text:c="4"/>! <text:s text:c="4"/>@ <text:s text:c="4"/># <text:s text:c="4"/>$ <text:s text:c="4"/>% <text:s text:c="4"/></text:span><text:span text:style-name="T1">|</text:span><text:span text:style-name="T4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17">LGUI</text:span> <text:s text:c="4"/>Right+RAlt</text:p>
      <text:p text:style-name="P14">##################################################################################</text:p>
      <text:p text:style-name="P9"><text:span text:style-name="T11">_FUN</text:span><text:span text:style-name="T10"> (F-keys, Layer access, Set BASE key direction)</text:span></text:p>
      <text:p text:style-name="P2">BASE: NUMS: FUN<text:span text:style-name="T13">&lt;</text:span> <text:s/>_MOV <text:s/>_RAR <text:s/>_<text:span text:style-name="T21">PAD</text:span> <text:s/><text:span text:style-name="T1">|</text:span> ACCE: DRAW: xxx <text:s text:c="2"/>xxx <text:s text:c="2"/>xxx <text:s/>!<text:span text:style-name="T12">Descr</text:span></text:p>
      <text:p text:style-name="P2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2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10">---------------------------------------------------------</text:p>
      <text:p text:style-name="P2">LAlt <text:s/>LCtl&amp; <text:s/><text:span text:style-name="T19">RGUI</text:span> <text:s/>LCtl&amp; <text:span text:style-name="T1">|</text:span> LSft&amp; <text:s/>+LCtl&amp;LSft <text:span text:style-name="T16"><text:s/>LGUI</text:span> <text:s text:c="2"/>RAlt</text:p>
      <text:p text:style-name="P2"><text:s text:c="6"/>LSft <text:s text:c="8"/>LAlt <text:s/><text:span text:style-name="T1">|</text:span> LAlt <text:s text:c="2"/>&amp;LAlt <text:s text:c="6"/></text:p>
      <text:p text:style-name="P2"><text:s text:c="6"/>+xxx <text:s text:c="8"/>+xxx <text:s/><text:span text:style-name="T1">|</text:span> +xxx <text:s text:c="2"/>+xxx <text:s text:c="2"/></text:p>
      <text:p text:style-name="P14">##################################################################################</text:p>
      <text:p text:style-name="P7"><text:span text:style-name="T4">_MOV</text:span> (MOVement, mouse movement on left hand)</text:p>
      <text:p text:style-name="P1">BASE <text:s text:c="2"/>PgDn <text:s/>Up <text:s text:c="3"/>PgUp <text:s/>Home <text:s/>Btn3 <text:s/>| xxx <text:s text:c="2"/>WhDn <text:s/>MsUp <text:s/>WhU <text:s text:c="2"/>WhLft Bksp</text:p>
      <text:p text:style-name="P1">LCtl <text:s text:c="2"/>Left <text:s/>Down <text:s/>Right End <text:s text:c="2"/>Btn1 <text:s/>| Btn1 <text:s/>MsLft MsDn <text:s/>MsRht WhRht RCtl</text:p>
      <text:p text:style-name="P1">LSft*- xxx <text:s text:c="2"/>Acc2 <text:s/>Acc1 <text:s/>Acc0 <text:s/>Btn2 <text:s/>| xxx <text:s text:c="2"/>Btn2 <text:s/>Btn3 <text:s/>Btn4 <text:s/>Btn5 <text:s/>RSft</text:p>
      <text:p text:style-name="Preformatted_20_Text">-----------------------------------------------</text:p>
      <text:p text:style-name="Preformatted_20_Text"><text:span text:style-name="T4">LAlt <text:s/>Del <text:s text:c="2"/>Ent <text:s text:c="2"/>___ </text:span><text:span text:style-name="T1">|</text:span><text:span text:style-name="T4"> PgUp <text:s/>PgDn <text:s/></text:span><text:span text:style-name="T8">L</text:span><text:span text:style-name="T7">GUI</text:span><text:span text:style-name="T4"> <text:s text:c="2"/>RAlt</text:span></text:p>
      <text:p text:style-name="P14">##################################################################################</text:p>
      <text:p text:style-name="P7"><text:span text:style-name="T4">_RAR</text:span> (RARely used keys) (Only through _FUN layer)</text:p>
      <text:p text:style-name="P1">BASE <text:s/>xxx <text:s text:c="3"/>xxx <text:s text:c="2"/>xxx <text:s text:c="3"/>xxx <text:s text:c="3"/>xxx <text:s text:c="2"/>| xxx <text:s text:c="2"/>Play <text:s/>Next <text:s/>Prev <text:s/>Stop <text:s text:c="2"/>NumL</text:p>
      <text:p text:style-name="P1">P <text:s text:c="4"/>Power• Wake• Sleep• Pause• ScrLk | PrtSc xxx <text:s text:c="2"/>Vol+ <text:s/>Vol- <text:s/>Mute <text:s text:c="2"/>CapL</text:p>
      <text:p text:style-name="P1">Ü <text:s text:c="4"/>uLNX <text:s text:c="2"/>uBSD <text:s/>uOSX <text:s text:c="2"/>uWIN <text:s text:c="2"/>uWNC <text:s/>| xxx <text:s text:c="2"/>xxx <text:s text:c="2"/>xxx <text:s text:c="2"/>xxx <text:s text:c="2"/>Insert xxx</text:p>
      <text:p text:style-name="P1">--------------------------------------------------</text:p>
      <text:p text:style-name="P1">MLed <text:s/>SLeds RGUI <text:s/>xxx <text:s/>| RSft(•) <text:s text:c="2"/>xxx <text:s text:c="2"/>LGUI <text:s/>App <text:s/></text:p>
      <text:p text:style-name="P4">##################################################################################</text:p>
      <text:p text:style-name="P8"><text:s text:c="5"/>Layer _PAD Numbers Pad (special symbol versions)</text:p>
      <text:p text:style-name="P5">BASE <text:s text:c="4"/>xxx <text:s text:c="2"/>xxx <text:s text:c="2"/>.DEL <text:s/>4LEFT 2DOWN | 8UP <text:s text:c="2"/>6RGHT * <text:s text:c="4"/>xxx <text:s text:c="2"/>xxx <text:s text:c="2"/>Bspc</text:p>
      <text:p text:style-name="P5">LCtl <text:s text:c="4"/>1END <text:s/>2DOWN 3PGDN 4LEFT 5 <text:s text:c="4"/>| 6RGHT 7HOME 8UP <text:s text:c="2"/>9PGUP 0INS <text:s text:c="4"/>-</text:p>
      <text:p text:style-name="P5">LSft <text:s text:c="4"/>xxx <text:s text:c="2"/>xxx <text:s text:c="2"/>/ <text:s text:c="4"/>xxx <text:s text:c="2"/>= <text:s text:c="4"/>| + <text:s text:c="4"/>3PGDN 1END <text:s/>7HOME 9PGUP RSft</text:p>
      <text:p text:style-name="P5">LAlt <text:s text:c="4"/>Del <text:s text:c="2"/><text:span text:style-name="T22">Tab</text:span> <text:s text:c="2"/>ENT <text:s/>| <text:s/>NUML <text:s/>xxx <text:s text:c="2"/>LGUI <text:s/>RAlt</text:p>
      <text:p text:style-name="P4">##################################################################################</text:p>
      <text:p text:style-name="P7"><text:span text:style-name="T4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<text:span text:style-name="T23">Tab </text:span><text:s text:c="2"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4">LAlt <text:s/>___ <text:s/></text:span><text:span text:style-name="T8">R</text:span><text:span text:style-name="T4">GUI <text:s/>Ent <text:s/></text:span><text:span text:style-name="T1">|</text:span><text:span text:style-name="T4"> Spc <text:s text:c="2"/></text:span><text:span text:style-name="T7">xxx </text:span><text:span text:style-name="T4"><text:s text:c="2"/></text:span><text:span text:style-name="T8">L</text:span><text:span text:style-name="T7">GUI</text:span><text:span text:style-name="T4"> <text:s text:c="2"/></text:span><text:span text:style-name="T9">xxx</text:span></text:p>
      <text:p text:style-name="P3">##################################################################################</text:p>
      <text:p text:style-name="P7">Layer _DRA (DRAwings, whatever else)</text:p>
      <text:p text:style-name="P12"><text:span text:style-name="T5">BASE <text:s/>„“ <text:s text:c="3"/>” <text:s text:c="4"/>¤£ <text:s text:c="3"/>∅ ¢ <text:s text:c="2"/>±ƒ <text:s text:c="2"/></text:span><text:span text:style-name="T2"><text:s/>| ❦♥ </text:span><text:span text:style-name="T5"><text:s text:c="3"/>:</text:span><text:span text:style-name="T6">):( <text:s text:c="2"/>👍👎 <text:s text:c="2"/>⁽₍ <text:s text:c="3"/>⁾₎ <text:s/></text:span><text:span text:style-name="T3"><text:s/></text:span><text:span text:style-name="T6">Bspc</text:span><text:span text:style-name="T3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─ <text:s text:c="3"/>」━ <text:s text:c="3"/>°〇 <text:s text:c="2"/>•§ <text:s text:c="3"/><text:span text:style-name="T1">…·</text:span> <text:s text:c="2"/><text:span text:style-name="T1">|</text:span> ⮘⮙ <text:s text:c="3"/>⮚⮛ <text:s text:c="3"/>¿¡ <text:s text:c="2"/>《┄ <text:s text:c="3"/>》┅ <text:s text:c="2"/>RSft</text:p>
      <text:p text:style-name="P13">-----------------------------------------------</text:p>
      <text:p text:style-name="P13"><text:span text:style-name="T4">LAlt <text:s/>xxx <text:s/></text:span><text:span text:style-name="T8">R</text:span><text:span text:style-name="T7">GUI</text:span><text:span text:style-name="T4"> <text:s text:c="2"/>Ent <text:s/></text:span><text:span text:style-name="T1">|</text:span><text:span text:style-name="T4"> Spc <text:s text:c="2"/>xxx <text:s text:c="2"/></text:span><text:span text:style-name="T8">L</text:span><text:span text:style-name="T7">GUI</text:span><text:span text:style-name="T4"> <text:s text:c="2"/>___</text:span></text:p>
      <text:p text:style-name="P11">User reference. ⁽¹⁾ <text:span text:style-name="T14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6T11:38:23.848564527</dc:date>
    <meta:editing-duration>PT4H22M53S</meta:editing-duration>
    <meta:editing-cycles>58</meta:editing-cycles>
    <meta:generator>LibreOffice/6.1.5.2$Linux_X86_64 LibreOffice_project/10$Build-2</meta:generator>
    <meta:print-date>2020-01-06T08:37:52.360516149</meta:print-date>
    <meta:document-statistic meta:table-count="0" meta:image-count="0" meta:object-count="0" meta:page-count="1" meta:paragraph-count="58" meta:word-count="498" meta:character-count="3674" meta:non-whitespace-character-count="2530"/>
  </office:meta>
</office:document-meta>
</file>